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4cm" fo:min-width="2.188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1.8cm" svg:x="2.1cm" svg:y="9.1cm">
          <text:p text:style-name="P1">Nutr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1.8cm" svg:x="2.1cm" svg:y="11.6cm">
          <text:p text:style-name="P1">Alga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1.8cm" svg:x="2.1cm" svg:y="14.1cm">
          <text:p text:style-name="P1">Surface 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1.8cm" svg:x="2.1cm" svg:y="16.6cm">
          <text:p text:style-name="P1">Bottom 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8cm" svg:height="1.8cm" svg:x="2.101cm" svg:y="9.101cm">
          <text:p text:style-name="P1">Nutr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8cm" svg:height="1.8cm" svg:x="2.101cm" svg:y="11.601cm">
          <text:p text:style-name="P1">Alga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1.8cm" svg:x="2.101cm" svg:y="14.101cm">
          <text:p text:style-name="P1">Surface 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8cm" svg:height="1.8cm" svg:x="2.101cm" svg:y="16.601cm">
          <text:p text:style-name="P1">Bottom 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1.8cm" svg:x="8.701cm" svg:y="9.101cm">
          <text:p text:style-name="P1">Nutr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8cm" svg:height="1.8cm" svg:x="8.701cm" svg:y="11.601cm">
          <text:p text:style-name="P1">Alga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8cm" svg:height="1.8cm" svg:x="8.701cm" svg:y="14.101cm">
          <text:p text:style-name="P1">Surface 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8cm" svg:height="1.8cm" svg:x="8.701cm" svg:y="16.601cm">
          <text:p text:style-name="P1">Bottom 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901cm" svg:y1="10.001cm" svg:x2="8.701cm" svg:y2="12.501cm" draw:start-shape="id1" draw:start-glue-point="10" draw:end-shape="id2" draw:end-glue-point="6" svg:d="M5901 10001l2800 2500" svg:viewBox="0 0 2801 2501">
          <text:p/>
        </draw:connector>
        <draw:connector draw:style-name="gr2" draw:text-style-name="P2" draw:layer="layout" draw:type="line" svg:x1="5.901cm" svg:y1="12.501cm" svg:x2="8.701cm" svg:y2="17.501cm" draw:start-shape="id3" draw:start-glue-point="10" draw:end-shape="id4" draw:end-glue-point="6" svg:d="M5901 12501l2800 5000" svg:viewBox="0 0 2801 5001">
          <text:p/>
        </draw:connector>
        <draw:connector draw:style-name="gr2" draw:text-style-name="P2" draw:layer="layout" draw:type="line" svg:x1="5.901cm" svg:y1="17.501cm" svg:x2="8.701cm" svg:y2="15.001cm" draw:start-shape="id5" draw:start-glue-point="10" draw:end-shape="id6" draw:end-glue-point="6" svg:d="M5901 17501l2800-2500" svg:viewBox="0 0 2801 2501">
          <text:p/>
        </draw:connector>
        <draw:frame draw:style-name="gr3" draw:text-style-name="P3" draw:layer="layout" svg:width="2.415cm" svg:height="0.962cm" svg:x="2.785cm" svg:y="19cm">
          <draw:text-box>
            <text:p>Time 1</text:p>
          </draw:text-box>
        </draw:frame>
        <draw:frame draw:style-name="gr3" draw:text-style-name="P3" draw:layer="layout" svg:width="2.415cm" svg:height="0.962cm" svg:x="9.486cm" svg:y="19cm">
          <draw:text-box>
            <text:p>Time 2</text:p>
          </draw:text-box>
        </draw:frame>
        <draw:frame draw:style-name="gr3" draw:text-style-name="P3" draw:layer="layout" svg:width="9.942cm" svg:height="3.095cm" svg:x="2.481cm" svg:y="2.505cm">
          <draw:text-box>
            <text:p>Model A:</text:p>
            <text:p>1) Algae reproduce</text:p>
            <text:p>2) Algae sink and decompose</text:p>
            <text:p>3) Low DO water spreads upward</text:p>
          </draw:text-box>
        </draw:frame>
        <draw:frame draw:style-name="gr3" draw:text-style-name="P3" draw:layer="layout" svg:width="6.882cm" svg:height="3.095cm" svg:x="15.081cm" svg:y="2.506cm">
          <draw:text-box>
            <text:p>Model B:</text:p>
            <text:p>1) Algae reproduce</text:p>
            <text:p>2) Algae decompose</text:p>
            <text:p>3) Low DO water sinks</text:p>
          </draw:text-box>
        </draw:frame>
        <draw:custom-shape draw:style-name="gr1" draw:text-style-name="P1" draw:layer="layout" svg:width="3.8cm" svg:height="1.8cm" svg:x="15.001cm" svg:y="9.1cm">
          <text:p text:style-name="P1">Nutr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1.8cm" svg:x="15.001cm" svg:y="11.6cm">
          <text:p text:style-name="P1">Alga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1.8cm" svg:x="15.001cm" svg:y="14.1cm">
          <text:p text:style-name="P1">Surface 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1.8cm" svg:x="15.001cm" svg:y="16.6cm">
          <text:p text:style-name="P1">Bottom 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.8cm" svg:height="1.8cm" svg:x="15.002cm" svg:y="9.101cm">
          <text:p text:style-name="P1">Nutr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3.8cm" svg:height="1.8cm" svg:x="15.002cm" svg:y="11.601cm">
          <text:p text:style-name="P1">Alga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3.8cm" svg:height="1.8cm" svg:x="15.002cm" svg:y="14.101cm">
          <text:p text:style-name="P1">Surface 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1.8cm" svg:x="15.002cm" svg:y="16.601cm">
          <text:p text:style-name="P1">Bottom 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1.8cm" svg:x="21.602cm" svg:y="9.101cm">
          <text:p text:style-name="P1">Nutr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3.8cm" svg:height="1.8cm" svg:x="21.602cm" svg:y="11.601cm">
          <text:p text:style-name="P1">Alga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3.8cm" svg:height="1.8cm" svg:x="21.602cm" svg:y="14.101cm">
          <text:p text:style-name="P1">Surface 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3.8cm" svg:height="1.8cm" svg:x="21.602cm" svg:y="16.601cm">
          <text:p text:style-name="P1">Bottom 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8.802cm" svg:y1="10.001cm" svg:x2="21.602cm" svg:y2="12.501cm" draw:start-shape="id7" draw:start-glue-point="10" draw:end-shape="id8" draw:end-glue-point="6" svg:d="M18802 10001l2800 2500" svg:viewBox="0 0 2801 2501">
          <text:p/>
        </draw:connector>
        <draw:connector draw:style-name="gr2" draw:text-style-name="P2" draw:layer="layout" draw:type="line" svg:x1="18.802cm" svg:y1="12.501cm" svg:x2="21.602cm" svg:y2="15.001cm" draw:start-shape="id9" draw:start-glue-point="10" draw:end-shape="id10" draw:end-glue-point="6" svg:d="M18802 12501l2800 2500" svg:viewBox="0 0 2801 2501">
          <text:p/>
        </draw:connector>
        <draw:connector draw:style-name="gr2" draw:text-style-name="P2" draw:layer="layout" draw:type="line" svg:x1="18.802cm" svg:y1="15.001cm" svg:x2="21.602cm" svg:y2="17.501cm" draw:start-shape="id11" draw:start-glue-point="10" draw:end-shape="id12" draw:end-glue-point="6" svg:d="M18802 15001l2800 2500" svg:viewBox="0 0 2801 2501">
          <text:p/>
        </draw:connector>
        <draw:frame draw:style-name="gr3" draw:text-style-name="P3" draw:layer="layout" svg:width="2.415cm" svg:height="0.962cm" svg:x="15.686cm" svg:y="19cm">
          <draw:text-box>
            <text:p>Time 1</text:p>
          </draw:text-box>
        </draw:frame>
        <draw:frame draw:style-name="gr3" draw:text-style-name="P3" draw:layer="layout" svg:width="2.415cm" svg:height="0.962cm" svg:x="22.387cm" svg:y="19cm">
          <draw:text-box>
            <text:p>Time 2</text:p>
          </draw:text-box>
        </draw:frame>
        <draw:line draw:style-name="gr4" draw:text-style-name="P2" draw:layer="layout" svg:x1="13.6cm" svg:y1="1cm" svg:x2="13.6cm" svg:y2="20.5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2:13:25.564177068</meta:creation-date>
    <dc:date>2021-03-25T12:55:42.595995222</dc:date>
    <meta:editing-duration>PT32M7S</meta:editing-duration>
    <meta:editing-cycles>1</meta:editing-cycles>
    <meta:document-statistic meta:object-count="37"/>
    <meta:generator>LibreOffice/6.4.6.2$Linux_X86_64 LibreOffice_project/40$Build-2</meta:generator>
  </office:meta>
</office:document-meta>
</file>